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quenti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010" calcext:value-type="float">
            <text:p>3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43" calcext:value-type="float">
            <text:p>30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2817" calcext:value-type="float">
            <text:p>32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489" calcext:value-type="float">
            <text:p>348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5100" calcext:value-type="float">
            <text:p>15100</text:p>
          </table:table-cell>
          <table:table-cell office:value-type="float" office:value="493" calcext:value-type="float">
            <text:p>49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boun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17" calcext:value-type="float">
            <text:p>30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276" calcext:value-type="float">
            <text:p>32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115" calcext:value-type="float">
            <text:p>31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216" calcext:value-type="float">
            <text:p>7216</text:p>
          </table:table-cell>
          <table:table-cell office:value-type="float" office:value="490" calcext:value-type="float">
            <text:p>49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un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31" calcext:value-type="float">
            <text:p>3231</text:p>
          </table:table-cell>
          <table:table-cell office:value-type="float" office:value="497" calcext:value-type="float">
            <text:p>4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118" calcext:value-type="float">
            <text:p>1118</text:p>
          </table:table-cell>
          <table:table-cell office:value-type="float" office:value="392" calcext:value-type="float">
            <text:p>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2:34:39.491608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3:48:47.182443016</meta:creation-date>
    <dc:date>2016-11-27T12:49:26.961864665</dc:date>
    <meta:editing-duration>PT44M20S</meta:editing-duration>
    <meta:editing-cycles>6</meta:editing-cycles>
    <meta:generator>LibreOffice/5.1.4.2$Linux_x86 LibreOffice_project/10m0$Build-2</meta:generator>
    <meta:document-statistic meta:table-count="1" meta:cell-count="148" meta:object-count="0"/>
  </office:meta>
</office:document-meta>
</file>